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NameViewResolver.resolveViewName( String viewName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NameViewResolv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NameViewResolv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